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3000001E04C23EFB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P4" style:family="paragraph" style:parent-style-name="Standard">
      <style:paragraph-properties fo:text-align="center" style:justify-single-word="false"/>
      <style:text-properties style:font-name="Calibri" fo:font-size="20pt" fo:font-style="normal" style:text-underline-style="none" fo:font-weight="normal" officeooo:rsid="00148e16" officeooo:paragraph-rsid="00148e16" style:font-size-asian="17.5pt" style:font-style-asian="normal" style:font-weight-asian="normal" style:font-size-complex="20pt" style:font-style-complex="normal" style:font-weight-complex="normal"/>
    </style:style>
    <style:style style:name="P5"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6" style:family="paragraph" style:parent-style-name="Standard">
      <style:paragraph-properties fo:text-align="start" style:justify-single-word="false"/>
      <style:text-properties style:font-name="Palatino Linotype" fo:font-size="12pt" fo:font-style="normal" style:text-underline-style="none" fo:font-weight="normal" officeooo:rsid="00148e16" officeooo:paragraph-rsid="00148e16"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5a629"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Palatino Linotype" fo:font-size="12pt" fo:font-style="normal" style:text-underline-style="none" fo:font-weight="normal" officeooo:rsid="001777b3" officeooo:paragraph-rsid="001777b3"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Palatino Linotype" fo:font-size="12pt" fo:font-style="normal" style:text-underline-style="none" fo:font-weight="normal" officeooo:rsid="0019b434" officeooo:paragraph-rsid="0019b43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Palatino Linotype" fo:font-size="12pt" fo:font-style="normal" style:text-underline-style="none" fo:font-weight="normal" officeooo:rsid="0019a641" officeooo:paragraph-rsid="001777b3" style:font-size-asian="10.5pt" style:font-style-asian="normal" style:font-weight-asian="normal" style:font-size-complex="12pt" style:font-style-complex="normal" style:font-weight-complex="normal"/>
    </style:style>
    <style:style style:name="P12"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238e" officeooo:paragraph-rsid="0023238e" style:font-size-asian="10.5pt" style:font-style-asian="normal" style:font-weight-asian="normal" style:font-size-complex="12pt" style:font-style-complex="normal" style:font-weight-complex="normal"/>
    </style:style>
    <style:style style:name="P13"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8bff" officeooo:paragraph-rsid="00238bff" style:font-size-asian="10.5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59514" officeooo:paragraph-rsid="00259514"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Palatino Linotype" fo:font-size="12pt" fo:font-style="normal" style:text-underline-style="none" fo:font-weight="normal" officeooo:rsid="001b97f7" officeooo:paragraph-rsid="001c3834"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fo:break-before="pag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T1" style:family="text">
      <style:text-properties officeooo:rsid="00141b03"/>
    </style:style>
    <style:style style:name="T2" style:family="text">
      <style:text-properties fo:font-style="italic" style:font-style-asian="italic" style:font-style-complex="italic"/>
    </style:style>
    <style:style style:name="T3" style:family="text">
      <style:text-properties officeooo:rsid="00187360"/>
    </style:style>
    <style:style style:name="T4" style:family="text">
      <style:text-properties officeooo:rsid="0019a641"/>
    </style:style>
    <style:style style:name="T5" style:family="text">
      <style:text-properties officeooo:rsid="0019b434"/>
    </style:style>
    <style:style style:name="T6" style:family="text">
      <style:text-properties officeooo:rsid="001c3834"/>
    </style:style>
    <style:style style:name="T7" style:family="text">
      <style:text-properties officeooo:rsid="00200e24"/>
    </style:style>
    <style:style style:name="T8" style:family="text">
      <style:text-properties officeooo:rsid="00238bff"/>
    </style:style>
    <style:style style:name="T9" style:family="text">
      <style:text-properties fo:font-weight="bold" style:font-weight-asian="bold" style:font-weight-complex="bold"/>
    </style:style>
    <style:style style:name="T10" style:family="text">
      <style:text-properties fo:font-weight="bold" officeooo:rsid="00294558" style:font-weight-asian="bold" style:font-weight-complex="bold"/>
    </style:style>
    <style:style style:name="T11" style:family="text">
      <style:text-properties officeooo:rsid="0023f250"/>
    </style:style>
    <style:style style:name="T12" style:family="text">
      <style:text-properties officeooo:rsid="00259514"/>
    </style:style>
    <style:style style:name="T13" style:family="text">
      <style:text-properties officeooo:rsid="002945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ME_NAME)</text:p>
      <text:p text:style-name="P6"/>
      <text:p text:style-name="P5">Overview</text:p>
      <text:p text:style-name="P8"/>
      <text:p text:style-name="P7">$(GAME_NAME) is a two dimensional top-down competitive shooter inspired by competitive arena first-person shooters such as Quake, Unreal Tournament, and Team Fortress 2.</text:p>
      <text:p text:style-name="P9"><draw:frame draw:style-name="fr1" draw:name="Image1" text:anchor-type="paragraph" svg:x="0cm" svg:y="0cm" svg:width="17cm" svg:height="10.162cm" draw:z-index="0"><draw:image xlink:href="Pictures/1000000000000323000001E04C23EFB4.png" xlink:type="simple" xlink:show="embed" xlink:actuate="onLoad"/></draw:frame>Game-play <text:span text:style-name="T5">takes place</text:span> <text:span text:style-name="T7">in</text:span> levels varying in size from small to large, known as <text:span text:style-name="T2">maps</text:span>. In general, maps will be designed for one or several game modes and will not be playable on game mode<text:span text:style-name="T4">s</text:span> for which it was not designed, <text:span text:style-name="T3">although the map system allows for maps which support all game modes.</text:span></text:p>
      <text:p text:style-name="P9"/>
      <text:p text:style-name="P10">Each player has a range which determines how much of the map is visible at once, and a view angle which determines how wide their line of sight is. Other entities, such as weapons, ammo, and other players, are only visible if they are in the player's line of sight.</text:p>
      <text:p text:style-name="P10"/>
      <text:p text:style-name="P15">In the mock-up drawing shown above, players are shown with their respective lines of sight, indicating the direction in which they are looking. Not shown in the drawing, lines of sight <text:span text:style-name="T6">are</text:span> obscured by parts of the level such as walls and the <text:span text:style-name="T2">Crate Corp.</text:span> crate. <text:span text:style-name="T6">The faded area indicates a lower floor of the map. If players are on the correct side of the passage entrance, some of it will be visible (fading out further away) and they will be able to go through it. Otherwise, it will not be visible and they will just walk over it like normal floor.</text:span></text:p>
      <text:p text:style-name="P16">Game Modes</text:p>
      <text:p text:style-name="P11"/>
      <text:list xml:id="list5799748450474614870" text:style-name="L1">
        <text:list-item>
          <text:p text:style-name="P12">Deathmat<text:span text:style-name="T8">ch</text:span></text:p>
          <text:list>
            <text:list-item>
              <text:p text:style-name="P13">Each player is against all other players in a free-for-all, and gains a point when they kill another player. Round ends when a score or time limit is reached.</text:p>
            </text:list-item>
          </text:list>
        </text:list-item>
        <text:list-item>
          <text:p text:style-name="P13">Team Deathmatch</text:p>
          <text:list>
            <text:list-item>
              <text:p text:style-name="P13">2-4 teams depending on map size. Team gains a point when a team member kills an opposing team member. If friendly fire is turned on, team loses a point when a team member kills another team member. Round ends when a score or time limit is reached.</text:p>
            </text:list-item>
          </text:list>
        </text:list-item>
        <text:list-item>
          <text:p text:style-name="P13">Capture <text:span text:style-name="T12">t</text:span>he Flag</text:p>
          <text:list>
            <text:list-item>
              <text:p text:style-name="P13">2-4 teams depending on map design. Each team has a <text:span text:style-name="T9">base</text:span> with a <text:span text:style-name="T9">flag</text:span> that they must defend. A team member must pick up the flag of an opposing team and bring it back to their own flag to gain a point. If a player is carrying a flag, their movement speed is slightly decreased. Round ends when a score, time, or <text:span text:style-name="T11">total combined</text:span> score limit is reached.</text:p>
            </text:list-item>
          </text:list>
        </text:list-item>
        <text:list-item>
          <text:p text:style-name="P14">King of the Hill</text:p>
          <text:list>
            <text:list-item>
              <text:p text:style-name="P14">2-<text:span text:style-name="T13">4 teams and 1-2 </text:span><text:span text:style-name="T10">capture zones</text:span><text:span text:style-name="T13"> depending on map design. Team members must stand in a capture zone for their team to earn points. Points are earned per team member in the capture zone and are only earned if there are no opposing team members in the capture zone. Round ends when a score or time limit is reache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Palatino Linotype" svg:font-family="'Palatino Linotyp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MT1"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MP09085 Mobile Games Development</text:p>
        <text:p text:style-name="MP1">B00203930</text:p>
        <text:p text:style-name="MP2"/>
        <text:p text:style-name="MP2">© <text:span text:style-name="MT1">2014 David Farrell</text:span></text:p>
        <text:p text:style-name="MP3">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3T15:25:58</dc:date>
    <meta:editing-duration>PT6H45M57S</meta:editing-duration>
    <meta:editing-cycles>14</meta:editing-cycles>
    <meta:generator>LibreOffice/4.0.4.2$MacOSX_x86 LibreOffice_project/9e9821abd0ffdbc09cd8c52eaa574fa09eb08f2</meta:generator>
    <meta:document-statistic meta:table-count="0" meta:image-count="1" meta:object-count="0" meta:page-count="2" meta:paragraph-count="19" meta:word-count="465" meta:character-count="2513" meta:non-whitespace-character-count="2075"/>
  </office:meta>
</office:document-meta>
</file>